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craft" svg:font-family="Monocraft" style:font-pitch="fixed"/>
    <style:font-face style:name="Monocraft1" svg:font-family="Monocraft, 'Droid Sans Mono', monospace, monospac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Monocraft1" fo:font-size="12pt" fo:font-weight="normal" fo:background-color="#ffffff" style:font-size-asian="12pt" style:font-size-complex="12pt"/>
    </style:style>
    <style:style style:name="P2" style:family="paragraph" style:parent-style-name="Standard">
      <style:paragraph-properties style:line-height-at-least="0.503cm"/>
      <style:text-properties fo:color="#000000" loext:opacity="100%" style:font-name="Monocraft" fo:font-size="12pt" officeooo:rsid="001dfb52" officeooo:paragraph-rsid="001dfb52" fo:background-color="#ffffff" style:font-size-asian="12pt" style:font-size-complex="12pt"/>
    </style:style>
    <style:style style:name="P3" style:family="paragraph" style:parent-style-name="Standard">
      <style:paragraph-properties style:line-height-at-least="0.503cm"/>
      <style:text-properties fo:color="#000000" loext:opacity="100%" style:font-name="Monocraft" fo:font-size="12pt" officeooo:rsid="001eb674" officeooo:paragraph-rsid="001eb674" fo:background-color="#ffffff" style:font-size-asian="12pt" style:font-size-complex="12pt"/>
    </style:style>
    <style:style style:name="P4" style:family="paragraph" style:parent-style-name="Standard">
      <style:paragraph-properties style:line-height-at-least="0.503cm"/>
      <style:text-properties fo:color="#000000" loext:opacity="100%" fo:font-size="12pt" fo:background-color="#ffffff" style:font-size-asian="12pt" style:font-size-complex="12pt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dfb52"/>
    </style:style>
    <style:style style:name="T3" style:family="text">
      <style:text-properties officeooo:rsid="001dfb52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dfb52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dfb52"/>
    </style:style>
    <style:style style:name="T8" style:family="text">
      <style:text-properties officeooo:rsid="001eb6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нтон хочет построить себе новый дом.</text:p>
      <text:p text:style-name="P1">Не далеко от того места где Антон хочет построить дом растет лес в котором есть <text:span text:style-name="T8">N</text:span> деревьев.</text:p>
      <text:p text:style-name="P1">Каждый дом нужно с чего - то начинать, по этому антону нужно построить фундамент дома, который представляет из себя квадрат со стороной <text:span text:style-name="T8">M</text:span> метров.</text:p>
      <text:p text:style-name="P1">Для того чтобы узнать сможет ли Антон построить фундамент, он измерил высоту каждого дерева.</text:p>
      <text:p text:style-name="P1">Но после этого он очень устал, поэтому просит <text:span text:style-name="T3">ВАС</text:span> узнать сможет ли он сделать фундамент.</text:p>
      <text:p text:style-name="P4"/>
      <text:p text:style-name="P1">Входные данные:</text:p>
      <text:p text:style-name="P1">В первой строке входных данных вам даны N и <text:span text:style-name="T8">M</text:span> (0 &lt; N &lt; <text:span text:style-name="T3">10</text:span><text:span text:style-name="T7">4</text:span><text:span text:style-name="T5">, 0 &lt;</text:span> <text:span text:style-name="T8">M</text:span> &lt; 10<text:span text:style-name="T6">9</text:span>)</text:p>
      <text:p text:style-name="P1">Во второй строке дан массив чисел a<text:span text:style-name="T1">0</text:span>, a<text:span text:style-name="T1">1</text:span>, a<text:span text:style-name="T1">2</text:span> ... a<text:span text:style-name="T1">n-1</text:span>, a<text:span text:style-name="T2">n</text:span><text:span text:style-name="T4"> </text:span><text:span text:style-name="T5">(0 &lt;= a</text:span><text:span text:style-name="T2">i</text:span><text:span text:style-name="T7"> </text:span><text:span text:style-name="T5">&lt;= 10</text:span><text:span text:style-name="T7">9</text:span><text:span text:style-name="T5">)</text:span></text:p>
      <text:p text:style-name="P4"/>
      <text:p text:style-name="P1">Выходные данные:</text:p>
      <text:p text:style-name="P2">В первой и единственной строки входных данных ВЫ должны вывести YES если Антон может сделать фундамент и NO иначе.</text:p>
      <text:p text:style-name="P2"/>
      <text:p text:style-name="P2"/>
      <text:p text:style-name="P2">Примеры:</text:p>
      <text:p text:style-name="P2">Ввод:</text:p>
      <text:p text:style-name="P2">6 3</text:p>
      <text:p text:style-name="P2">4 1 3 5 7 2</text:p>
      <text:p text:style-name="P2">Вывод:</text:p>
      <text:p text:style-name="P2">YES</text:p>
      <text:p text:style-name="P2"/>
      <text:p text:style-name="P2">Ввод:</text:p>
      <text:p text:style-name="P2">7 5</text:p>
      <text:p text:style-name="P2">1 2 3 2 7 9 4</text:p>
      <text:p text:style-name="P2">Вывод:</text:p>
      <text:p text:style-name="P2">NO</text:p>
      <text:p text:style-name="P2"/>
      <text:p text:style-name="P2"/>
      <text:p text:style-name="P3">Пояснение к тестам:</text:p>
      <text:p text:style-name="P3">В первом тесте Антон может взять деревья высотой 4 3 5 7 и обрезать каждое из них до длинны 3;</text:p>
      <text:p text:style-name="P3">Во втором тесте Антон не может взять достоточное количество деревьев.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craft" svg:font-family="Monocraft" style:font-pitch="fixed"/>
    <style:font-face style:name="Monocraft1" svg:font-family="Monocraft, 'Droid Sans Mono', monospace, monospac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4:43:22.048158513</meta:creation-date>
    <dc:date>2024-02-01T15:02:02.121791994</dc:date>
    <meta:editing-duration>PT18M39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24" meta:word-count="193" meta:character-count="991" meta:non-whitespace-character-count="822"/>
  </office:meta>
</office:document-meta>
</file>